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Menlo-Regular" svg:font-family="Menlo-Regular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ubtitle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style:font-size-asian="11pt"/>
    </style:style>
    <style:style style:name="P3" style:family="paragraph" style:parent-style-name="Standard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officeooo:paragraph-rsid="000cc085" style:font-size-asian="11pt"/>
    </style:style>
    <style:style style:name="P4" style:family="paragraph" style:parent-style-name="Standard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officeooo:paragraph-rsid="000e9be1" style:font-size-asian="11pt"/>
    </style:style>
    <style:style style:name="P5" style:family="paragraph" style:parent-style-name="Standard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officeooo:paragraph-rsid="000a5bc0" style:font-size-asian="11pt"/>
    </style:style>
    <style:style style:name="P6" style:family="paragraph" style:parent-style-name="Standard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officeooo:rsid="000a5bc0" officeooo:paragraph-rsid="000e9be1" style:font-size-asian="11pt"/>
    </style:style>
    <style:style style:name="P7" style:family="paragraph" style:parent-style-name="Standard">
      <style:paragraph-properties fo:margin-left="1.27cm" fo:margin-right="0cm" fo:text-indent="0cm" style:auto-text-indent="false"/>
      <style:text-properties fo:color="#000000" loext:opacity="100%" style:font-name="Menlo-Regular" fo:font-size="11pt" officeooo:rsid="000a5bc0" officeooo:paragraph-rsid="000a5bc0" style:font-size-asian="11pt"/>
    </style:style>
    <style:style style:name="P8" style:family="paragraph" style:parent-style-name="Standard">
      <style:paragraph-properties fo:margin-left="1.27cm" fo:margin-right="0cm" fo:text-indent="0cm" style:auto-text-indent="false"/>
      <style:text-properties fo:color="#000000" loext:opacity="100%" style:font-name="Menlo-Regular" fo:font-size="11pt" officeooo:rsid="000a5bc0" officeooo:paragraph-rsid="000d758a" style:font-size-asian="11pt"/>
    </style:style>
    <style:style style:name="P9" style:family="paragraph" style:parent-style-name="Heading_20_3">
      <style:text-properties officeooo:paragraph-rsid="000ef1e6"/>
    </style:style>
    <style:style style:name="P10" style:family="paragraph" style:parent-style-name="Heading_20_3">
      <style:text-properties officeooo:paragraph-rsid="000e9be1"/>
    </style:style>
    <style:style style:name="P11" style:family="paragraph" style:parent-style-name="Standard" style:list-style-name="L1"/>
    <style:style style:name="P12" style:family="paragraph" style:parent-style-name="Standard" style:list-style-name="L2"/>
    <style:style style:name="P13" style:family="paragraph" style:parent-style-name="Standard" style:list-style-name="L3"/>
    <style:style style:name="P14" style:family="paragraph" style:parent-style-name="Standard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12a197"/>
    </style:style>
    <style:style style:name="P15" style:family="paragraph" style:parent-style-name="Standard" style:list-style-name="L3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12a197"/>
    </style:style>
    <style:style style:name="P16" style:family="paragraph" style:parent-style-name="Standard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style:font-size-asian="11pt"/>
    </style:style>
    <style:style style:name="P17" style:family="paragraph" style:parent-style-name="Standard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officeooo:paragraph-rsid="000cc085" style:font-size-asian="11pt"/>
    </style:style>
    <style:style style:name="P18" style:family="paragraph" style:parent-style-name="Standard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officeooo:paragraph-rsid="0010dae7" style:font-size-asian="11pt"/>
    </style:style>
    <style:style style:name="T1" style:family="text">
      <style:text-properties officeooo:rsid="000cc085"/>
    </style:style>
    <style:style style:name="T2" style:family="text">
      <style:text-properties style:font-name="Arial" fo:font-size="14.1000003814697pt" fo:font-weight="bold" officeooo:rsid="000cc085" style:font-name-asian="PingFang SC" style:font-size-asian="14.1000003814697pt" style:font-weight-asian="bold" style:font-name-complex="Lucida Sans" style:font-size-complex="14.1000003814697pt" style:font-weight-complex="bold"/>
    </style:style>
    <style:style style:name="T3" style:family="text">
      <style:text-properties officeooo:rsid="000d758a"/>
    </style:style>
    <style:style style:name="T4" style:family="text">
      <style:text-properties officeooo:rsid="000e9be1"/>
    </style:style>
    <style:style style:name="T5" style:family="text">
      <style:text-properties officeooo:rsid="000ef1e6"/>
    </style:style>
    <style:style style:name="T6" style:family="text">
      <style:text-properties fo:color="#000000" loext:opacity="100%" style:font-name="Menlo-Regular" fo:font-size="11pt" style:font-size-asian="11pt"/>
    </style:style>
    <style:style style:name="T7" style:family="text">
      <style:text-properties fo:color="#000000" loext:opacity="100%" style:font-name="Menlo-Regular" fo:font-size="11pt" officeooo:rsid="003e27b4" style:font-size-asian="11pt"/>
    </style:style>
    <style:style style:name="T8" style:family="text">
      <style:text-properties officeooo:rsid="0012a1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mmary of Changes to LCC Documents 2021-04-25</text:p>
      <text:h text:style-name="Heading_20_3" text:outline-level="3"><text:span text:style-name="T2">D</text:span>ocuments <text:span text:style-name="T1">with </text:span><text:span text:style-name="T3">only Coversheet and CC License </text:span><text:span text:style-name="T1">changes</text:span></text:h>
      <text:p text:style-name="P3">TN-9.7.0.1-Glossary-2021-04-25.pdf</text:p>
      <text:p text:style-name="P3">TN-9.7.0.2-CommonInformation-2021-04-25.pdf</text:p>
      <text:p text:style-name="P3"/>
      <text:p text:style-name="P3">S-9.7.1.1-CanPhysical-2021-04-25.pdf</text:p>
      <text:p text:style-name="P3">TN-9.7.1.1-CanPhysical-2021-04-25.pdf</text:p>
      <text:p text:style-name="P3"/>
      <text:p text:style-name="P3">S-9.7.2.1-CanFrameTransfer-2021-04-25.pdf</text:p>
      <text:p text:style-name="P3">TN-9.7.2.1-CanFrameTransfer-2021-04-25.pdf</text:p>
      <text:p text:style-name="P3"/>
      <text:p text:style-name="P3">S-9.7.3-MessageNetwork-2021-04-25.pdf</text:p>
      <text:p text:style-name="P3"/>
      <text:p text:style-name="P3">S-9.7.3.1-EventTransport-2021-04-25.pdf</text:p>
      <text:p text:style-name="P3">TN-9.7.3.1-EventTransport-2021-04-25.pdf</text:p>
      <text:p text:style-name="P3"/>
      <text:p text:style-name="P3">S-9.7.3.2-DatagramTransport-2021-04-25.pdf</text:p>
      <text:p text:style-name="P3">TN-9.7.3.2-DatagramTransport-2021-04-25.pdf</text:p>
      <text:p text:style-name="P3"/>
      <text:p text:style-name="P3">TN-9.7.4.1-ConfigurationDescriptionInformation-2021-04-25.pdf</text:p>
      <text:p text:style-name="P3"/>
      <text:p text:style-name="P3">S-9.7.4.2-MemoryConfiguration-2021-04-25.pdf</text:p>
      <text:p text:style-name="P3">TN-9.7.4.2-MemoryConfiguration-2021-04-25.pdf</text:p>
      <text:p text:style-name="P3"/>
      <text:p text:style-name="P3">S-9.7.4.3-SimpleNodeInformation-2021-04-25.pdf</text:p>
      <text:p text:style-name="P3">TN-9.7.4.3-SimpleNodeInformation-2021-04-25.pdf</text:p>
      <text:p text:style-name="P3"/>
      <text:list xml:id="list3086850036" text:style-name="L1">
        <text:list-item>
          <text:list>
            <text:list-item>
              <text:p text:style-name="P11">Changed LCC logo to include the ® symbol</text:p>
            </text:list-item>
            <text:list-item>
              <text:p text:style-name="P11">Changed “Layout Command Control” to have the TM symbol</text:p>
            </text:list-item>
            <text:list-item>
              <text:p text:style-name="P11">Added the NMRA Legal Disclaimer fine-print</text:p>
            </text:list-item>
            <text:list-item>
              <text:p text:style-name="P11">Changed the OpenLCB license to “Creative Commons Attribution-ShareAlike 4.0 International”</text:p>
            </text:list-item>
          </text:list>
        </text:list-item>
      </text:list>
      <text:h text:style-name="P9" text:outline-level="3"><text:span text:style-name="T4">Documents </text:span><text:span text:style-name="T5">that have been </text:span><text:span text:style-name="T4">Adopted</text:span> <text:span text:style-name="T4">after Public Comment</text:span></text:h>
      <text:p text:style-name="P4">S-9.7.4.4-FirmwareUpgrade-2021-04-25.pdf</text:p>
      <text:p text:style-name="P6">TN-9.7.4.4-FirmwareUpgrade-2021-04-25.pdf</text:p>
      <text:h text:style-name="P9" text:outline-level="3">Documents <text:span text:style-name="T5">with </text:span><text:span text:style-name="T4">C</text:span><text:span text:style-name="T5">hanges</text:span><text:span text:style-name="T4"> for Public Comment</text:span></text:h>
      <text:p text:style-name="P7">S-9.7.0.3-UniqueIdentifiers-2021-04-25.pdf</text:p>
      <text:p text:style-name="P5">TN-9.7.0.3-UniqueIdentifiers-2021-04-25.pdf</text:p>
      <text:list xml:id="list426813933" text:style-name="L2">
        <text:list-item>
          <text:list>
            <text:list-item>
              <text:p text:style-name="P12">Added to section 5.4 Manufacturer Specific for manufacturers without a NMRA Assigned DCC Manufacturer ID</text:p>
            </text:list-item>
            <text:list-item>
              <text:p text:style-name="P12">Corrected comments in 5.7 Specifically Assigned by Request for 16-bit and 24-bit allocations </text:p>
            </text:list-item>
          </text:list>
        </text:list-item>
      </text:list>
      <text:p text:style-name="P2"/>
      <text:p text:style-name="P2">S-9.7.0.4-EventIdentifiers-2021-04-25.pdf</text:p>
      <text:p text:style-name="P5">TN-9.7.0.4-EventIdentifiers-2021-04-25.pdf</text:p>
      <text:list xml:id="list4097146558" text:style-name="L3">
        <text:list-item>
          <text:list>
            <text:list-item>
              <text:p text:style-name="P13">Adds Well-Known event identifiers for brownout and DCC accessories </text:p>
            </text:list-item>
          </text:list>
        </text:list-item>
      </text:list>
      <text:p text:style-name="P18"/>
      <text:p text:style-name="P14"><text:span text:style-name="T6">TN-9.7.3-MessageNetwork-2021-04-25.pdf</text:span> </text:p>
      <text:list xml:id="list213805528253430" text:continue-numbering="true" text:style-name="L3">
        <text:list-item>
          <text:list>
            <text:list-item>
              <text:p text:style-name="P15">Fixe<text:span text:style-name="T8">d</text:span> example where message length was incorrectly displayed</text:p>
            </text:list-item>
          </text:list>
        </text:list-item>
      </text:list>
      <text:p text:style-name="P18"/>
      <text:p text:style-name="P18">S-9.7.4.1-ConfigurationDescriptionInformation-2021-04-25.pdf</text:p>
      <text:list xml:id="list213804585732605" text:continue-numbering="true" text:style-name="L3">
        <text:list-item>
          <text:list>
            <text:list-item>
              <text:p text:style-name="P13">Corrected definition of Newline delimiter (0x0A)</text:p>
            </text:list-item>
          </text:list>
        </text:list-item>
      </text:list>
      <text:h text:style-name="P10" text:outline-level="3">New Documents <text:span text:style-name="T4">for Public Comment</text:span></text:h>
      <text:p text:style-name="P4">S-9.7.4.5-BroadcastTime-2021-04-25.pdf</text:p>
      <text:p text:style-name="P8">TN-9.7.4.5-BroadcastTime-2021-04-25.pdf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Menlo-Regular" svg:font-family="Menlo-Regular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N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N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margin-top="0cm" fo:margin-bottom="0.3cm" style:contextual-spacing="true" text:number-lines="false" text:line-number="0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Alex Shepherd</meta:initial-creator>
    <meta:creation-date>2021-05-10T20:55:47.251693579</meta:creation-date>
    <dc:date>2021-05-23T21:38:03.707565773</dc:date>
    <dc:creator>Alex Shepherd</dc:creator>
    <meta:editing-duration>PT29M55S</meta:editing-duration>
    <meta:editing-cycles>6</meta:editing-cycles>
    <meta:generator>LibreOffice/7.0.5.2$MacOSX_X86_64 LibreOffice_project/64390860c6cd0aca4beafafcfd84613dd9dfb63a</meta:generator>
    <meta:document-statistic meta:table-count="0" meta:image-count="0" meta:object-count="0" meta:page-count="1" meta:paragraph-count="40" meta:word-count="153" meta:character-count="1934" meta:non-whitespace-character-count="1827"/>
  </office:meta>
</office:document-meta>
</file>